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_20_4" svg:stroke-width="0.025cm" svg:stroke-color="#ff0000" draw:stroke-linejoin="miter" svg:stroke-linecap="butt" draw:fill="none" draw:textarea-horizontal-align="center" draw:textarea-vertical-align="middle" fo:padding-top="0.012cm" fo:padding-bottom="0.012cm" fo:padding-left="0.012cm" fo:padding-right="0.012cm"/>
    </style:style>
    <style:style style:name="gr2" style:family="graphic" style:parent-style-name="standard">
      <style:graphic-properties draw:stroke="solid" svg:stroke-width="0.01cm" draw:marker-start-width="0.215cm" draw:marker-end-width="0.215cm" draw:fill="none" draw:textarea-vertical-align="middle" fo:padding-top="0.13cm" fo:padding-bottom="0.13cm" fo:padding-left="0.255cm" fo:padding-right="0.255cm"/>
    </style:style>
    <style:style style:name="gr3"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office:automatic-styles>
  <office:body>
    <office:drawing>
      <draw:page draw:name="page1" draw:style-name="dp1" draw:master-page-name="Default">
        <draw:polygon draw:style-name="gr1" draw:text-style-name="P1" draw:layer="layout" svg:width="4.996cm" svg:height="7.392cm" svg:x="8.502cm" svg:y="7.304cm" svg:viewBox="0 0 4997 7393" draw:points="2490,7393 2445,7391 2401,7384 2358,7374 2337,7367 2317,7359 2297,7350 2277,7340 2240,7317 2205,7291 2171,7260 2151,7238 2131,7213 2111,7185 2090,7153 2071,7118 2052,7078 2034,7034 2017,6986 1987,6875 1964,6745 1949,6592 1945,6416 1946,6324 1853,6325 1810,6325 1808,6325 1518,6320 1461,6318 1434,6369 1411,6411 1386,6449 1360,6483 1334,6513 1307,6539 1279,6562 1251,6582 1222,6599 1194,6613 1165,6625 1137,6635 1109,6642 1082,6647 1056,6651 1030,6652 1005,6653 973,6652 940,6649 906,6643 872,6634 837,6623 803,6607 769,6588 735,6564 702,6536 670,6504 639,6465 610,6422 582,6373 557,6317 534,6255 514,6186 500,6132 473,6113 435,6085 401,6055 370,6024 341,5992 315,5959 292,5925 252,5856 220,5787 194,5718 155,5590 132,5515 122,5480 113,5441 97,5347 84,5235 73,5102 40,4371 13,3722 2,3481 0,3279 6,3108 12,3033 20,2963 30,2880 30,2880 58,2720 75,2630 94,2547 132,2400 135,2388 137,2380 146,2349 149,2334 158,2300 160,2294 162,2287 163,2279 163,2279 163,2279 163,2279 163,2279 163,2279 163,2278 163,2278 163,2278 164,2276 164,2275 164,2273 165,2272 575,637 603,549 637,470 677,401 720,340 767,287 816,241 868,202 920,169 972,141 1024,118 1075,100 1123,86 1210,66 1279,55 1355,46 1466,37 1771,19 2148,5 2552,0 2564,0 2947,6 3290,21 3559,39 3654,47 3719,55 3789,66 3876,86 3925,100 3976,118 4028,141 4080,169 4132,202 4184,241 4233,287 4280,340 4323,401 4363,470 4397,549 4426,637 4834,2269 4838,2284 4840,2291 4842,2299 4844,2306 4846,2314 4861,2370 4874,2419 4882,2456 4891,2501 4907,2600 4910,2617 4928,2722 4958,2867 4953,2868 4966,2947 4977,3023 4986,3102 4993,3186 4997,3275 4997,3477 4987,3722 4961,4339 4960,4375 4927,5105 4916,5237 4903,5349 4887,5441 4878,5480 4869,5514 4850,5574 4846,5589 4802,5727 4774,5800 4738,5874 4717,5910 4693,5946 4667,5981 4638,6016 4606,6049 4570,6080 4531,6110 4488,6138 4458,6156 4442,6209 4420,6275 4395,6334 4369,6386 4340,6433 4311,6475 4280,6511 4247,6542 4214,6569 4181,6591 4147,6609 4113,6624 4079,6635 4045,6644 4012,6649 3980,6652 3949,6653 3924,6652 3899,6651 3872,6647 3845,6642 3818,6635 3790,6625 3761,6614 3733,6599 3705,6583 3677,6563 3650,6540 3623,6513 3597,6484 3572,6450 3549,6413 3526,6371 3500,6320 3442,6321 3192,6325 3190,6325 3148,6325 3058,6324 3056,6414 3051,6541 3037,6692 3007,6853 2986,6935 2959,7014 2927,7090 2888,7161 2842,7225 2789,7282 2759,7306 2728,7328 2694,7347 2658,7363 2620,7376 2579,7385 2536,7391">
          <text:p/>
        </draw:polygon>
        <draw:path draw:style-name="gr2" draw:text-style-name="P1" draw:layer="Layer4" svg:width="4.999cm" svg:height="7.392cm" svg:x="8.502cm" svg:y="7.304cm" svg:viewBox="0 0 5000 7393" svg:d="M3498 6321c-150 0-450 0-450 0 0 325-32 1072-550 1072s-550-747-550-1072c0 0-300 0-450 0-66 119-132 325-500 325-290 0-396-189-500-500-124-91-178-162-250-279-67-117-132-287-150-421-98-816-63-1135-98-2350 216-1201 248-1158 598-2550 51-205 218-371 450-450 450-82 450-96 1450-96 1000 34 1000 38 1450 96 240 72 346 268 449 453 351 1362 384 1335 603 2547-37 1215 0 1561-102 2350-16 134-83 304-150 421-63 153-179 229-250 279-123 328-273 500-500 500-388 0-403-167-500-325z">
          <text:p/>
        </draw:path>
      </draw:page>
      <draw:page draw:name="page2" draw:style-name="dp1" draw:master-page-name="Default">
        <draw:g>
          <draw:path draw:style-name="gr3" draw:text-style-name="P2" draw:layer="Layer4" svg:width="24.451cm" svg:height="14.776cm" svg:x="3.329cm" svg:y="6.593cm" svg:viewBox="0 0 24452 14777" svg:d="M1722 13001c291-1259 1473-6277 1865-7649l143-523c350-1247 582-2073 879-2643 279-535 1431-1046 2376-1046 160 0 499-11 962-29 1010-42 2673-113 4318-113 1657 0 3356 71 4371 113 481 18 826 29 986 29 944 0 2097 511 2376 1046 297 570 528 1396 879 2643l148 523c386 1366 1568 6414 1859 7602-831 232-4211 790-10174 790-6010 0-10002-582-10988-743zM24025 11778c-30-89-48-178-72-261-297-1248-1686-6908-2185-8731-499-1824-1788-2305-3083-2501-623-89-3308-279-6082-285-2999-6-6093 190-6765 285-1288 196-2583 677-3082 2501-499 1823-1889 7483-2186 8731-12 35-18 71-24 106-6 18-11 36-17 60-24 89-48 184-72 279-29 89-53 184-77 279-125 458-261 998-380 1651 535 95 5126 885 12615 885 7341 0 11255-683 11837-855-89-445-190-1241-285-1586-47-202-101-386-142-558z">
            <text:p/>
          </draw:path>
          <draw:path draw:style-name="gr3" draw:text-style-name="P2" draw:layer="Layer4" svg:width="25.107cm" svg:height="17.498cm" svg:x="3.034cm" svg:y="21.323cm" svg:viewBox="0 0 25108 17499" svg:d="M12910 879c-7496 0-12217-784-12752-879-196 1075-190 2471-89 4342 196 3646 202 8160 594 9408 344 1063 535 2405 2067 3076 261 113 564 214 920 279 767 155 1663 250 2531 309 1835 119 3403 77 3403 77 0 0 564-2565 1176-3421 178-249 956-510 1740-504 814 11 1633 308 1794 605 451 844 1241 3320 1241 3320 0 0 1437 42 3196-65 932-53 1912-154 2738-321 255-47 481-112 689-190 1740-629 1936-2055 2292-3165 398-1248 398-5762 600-9408 113-2097 65-3190-172-4318-576 178-4627 855-11968 855z">
            <text:p/>
          </draw:path>
          <draw:path draw:style-name="gr3" draw:text-style-name="P2" draw:layer="Layer4" svg:width="4.243cm" svg:height="8.985cm" svg:x="13.476cm" svg:y="35.565cm" svg:viewBox="0 0 4244 8986" svg:d="M2064 8986c-1925 0-2085-3082-2061-4490-30-1413 136-4496 2061-4496 1924 0 2168 3083 2180 4496-12 1408-256 4490-2180 4490z">
            <text:p/>
          </draw:path>
          <draw:path draw:style-name="gr3" draw:text-style-name="P2" draw:layer="Layer4" svg:width="3.45cm" svg:height="1.864cm" svg:x="5.764cm" svg:y="38.713cm" svg:viewBox="0 0 3451 1865" svg:d="M1806 1865c-1016 0-1539-849-1806-1865 261 119 564 214 921 285 766 155 1663 250 2530 303-327 736-838 1277-1645 1277z">
            <text:p/>
          </draw:path>
          <draw:path draw:style-name="gr3" draw:text-style-name="P2" draw:layer="Layer4" svg:width="3.426cm" svg:height="1.769cm" svg:x="21.764cm" svg:y="38.808cm" svg:viewBox="0 0 3427 1770" svg:d="M1604 1770c-802 0-1301-535-1604-1265 932-54 1912-149 2738-315 255-53 481-119 689-190-297 968-843 1770-1823 1770z">
            <text:p/>
          </draw:path>
          <draw:path draw:style-name="gr3" draw:text-style-name="P2" draw:layer="Layer4" svg:width="2.921cm" svg:height="5.564cm" svg:x="9.565cm" svg:y="8.719cm" svg:viewBox="0 0 2922 5565" svg:d="M214 0h552c232 1574 463 3148 695 4716 244-1568 481-3142 725-4716h522c72 1853 143 3700 214 5559h-427c-60-1473-149-2940-95-4419-6 0-12 0-24 0-24 149-48 297-72 452-172 1027-338 2061-504 3094-42 244-84 487-125 725-6 29-42 65-59 71-131 6-262 0-410 0-226-1449-446-2892-654-4247-41 1378-89 2851-130 4330h-422c71-1853 143-3706 214-5565z">
            <text:p/>
          </draw:path>
          <draw:path draw:style-name="gr3" draw:text-style-name="P2" draw:layer="Layer4" svg:width="1.757cm" svg:height="4.436cm" svg:x="19.935cm" svg:y="9.848cm" svg:viewBox="0 0 1758 4437" svg:d="M434 380v2548c118 0 231-12 338 0 291 24 535-214 541-523 11-510 6-1021 0-1532-6-267-167-469-392-493-161-12-321 0-487 0zM1758 4437h-422c0-36 0-72 0-101 0-220 0-446 0-665-6-250-118-363-368-369-172 0-350 0-534 0v1129h-434v-4425c36-6 65-6 101-6 232 0 463 0 701 0 558 0 891 291 914 843 24 535 12 1069 6 1598-6 244-83 457-291 618 250 142 333 362 327 629-6 244 0 493 0 749z">
            <text:p/>
          </draw:path>
          <draw:path draw:style-name="gr3" draw:text-style-name="P2" draw:layer="Layer4" svg:width="1.995cm" svg:height="4.439cm" svg:x="15.368cm" svg:y="9.847cm" svg:viewBox="0 0 1996 4440" svg:d="M0 1h428c-12 867-18 1728-30 2607 71-172 137-332 202-493 291-683 576-1360 861-2037 30-65 59-83 125-77 113 0 226 0 356 0-101 226-196 440-285 653-291 660-582 1325-879 1984-30 71-24 119 24 178 380 511 754 1022 1128 1533 18 23 36 47 66 89-173 0-327 6-481 0-30 0-60-42-78-66-297-397-594-795-891-1199-6-6-11-18-47-54-30 107-71 190-77 279-6 339 0 683 0 1034h-422z">
            <text:p/>
          </draw:path>
          <draw:path draw:style-name="gr3" draw:text-style-name="P2" draw:layer="Layer4" svg:width="1.828cm" svg:height="4.444cm" svg:x="12.968cm" svg:y="9.845cm" svg:viewBox="0 0 1829 4445" svg:d="M1170 2925c-83-671-166-1331-249-1990-6 0-6 0-12 0-89 659-178 1325-268 1990zM1829 4439h-415c-60-380-119-766-179-1152h-635c-24 155-48 303-77 457-30 208-60 422-95 630-6 24-42 65-66 65-118 6-231 6-362 6 226-1485 451-2958 683-4442 137 0 273-6 416 0 18 0 47 41 47 59 72 451 143 897 214 1348 125 832 256 1663 386 2489 24 178 54 350 83 540z">
            <text:p/>
          </draw:path>
          <draw:polygon draw:style-name="gr3" draw:text-style-name="P2" draw:layer="Layer4" svg:width="1.597cm" svg:height="4.424cm" svg:x="17.755cm" svg:y="9.854cm" svg:viewBox="0 0 1598 4425" draw:points="422,2898 1360,2898 1360,3273 422,3273 422,4045 1592,4045 1592,4425 0,4425 0,0 1598,0 1598,356 422,356">
            <text:p/>
          </draw:polygon>
          <draw:path draw:style-name="gr3" draw:text-style-name="P2" draw:layer="Layer4" svg:width="1.811cm" svg:height="4.234cm" svg:x="11.234cm" svg:y="14.736cm" svg:viewBox="0 0 1812 4235" svg:d="M499 2619h808l-404-2156zM1604 4235l-244-1354h-897l-249 1354h-214l802-4235h226l784 4235z">
            <text:p/>
          </draw:path>
          <draw:path draw:style-name="gr3" draw:text-style-name="P2" draw:layer="Layer4" svg:width="2.001cm" svg:height="3.111cm" svg:x="13.627cm" svg:y="15.947cm" svg:viewBox="0 0 2002 3112" svg:d="M475 3029c-113-53-202-131-273-226-71-101-119-219-154-350-30-137-48-285-48-445v-2008h208v2002c0 273 53 487 166 635 113 155 303 232 564 232 137 0 262-30 369-95 107-60 196-143 267-256 71-107 125-237 166-386 36-142 60-309 60-481v-1651h202v3023h-202v-540l-95 130c-42 54-89 113-137 173-48 59-107 112-172 160-60 47-137 83-220 119-77 29-178 47-285 47-166 0-309-29-416-83z">
            <text:p/>
          </draw:path>
          <draw:path draw:style-name="gr3" draw:text-style-name="P2" draw:layer="Layer4" svg:width="1.24cm" svg:height="3.972cm" svg:x="15.997cm" svg:y="15.086cm" svg:viewBox="0 0 1241 3973" svg:d="M529 3855c-72-83-107-238-107-458v-2322h-422v-214h422v-861h196v861h623v214h-623v2174c0 77 6 148 6 202 6 59 17 113 35 154 18 42 54 77 101 101 42 18 95 24 167 24 47 0 89 0 136-12 18-6 42-6 60-12v202c-30 12-72 24-113 36-54 18-113 29-178 29-137 0-238-41-303-118z">
            <text:p/>
          </draw:path>
          <draw:path draw:style-name="gr3" draw:text-style-name="P2" draw:layer="Layer4" svg:width="2.327cm" svg:height="3.194cm" svg:x="17.607cm" svg:y="15.864cm" svg:viewBox="0 0 2328 3195" svg:d="M731 362c-119 78-220 178-291 309-72 125-131 267-161 428-35 160-53 326-53 499 0 196 18 374 59 540 42 166 101 309 172 428 78 119 179 220 297 285 119 65 256 101 410 101 172 0 315-36 440-119 118-77 213-184 285-309 77-130 130-273 166-433 30-161 48-327 48-493 0-184-18-363-48-523-36-166-89-309-166-434-72-118-167-219-285-291-119-71-268-112-440-112-166 0-315 41-433 124zM1164 3195c-160-6-309-41-445-107-143-65-262-160-369-291-106-130-190-297-255-498-59-196-95-434-95-701 0-226 30-440 77-630 48-196 125-362 220-511 101-136 220-255 368-332 137-83 309-125 499-125 196 0 368 42 511 125 142 77 267 190 362 332 95 143 172 309 220 505 47 196 71 410 71 636 0 243-29 463-83 659-59 196-137 368-243 505-101 136-226 243-369 321-136 71-297 112-469 112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ool Mahidharia</meta:initial-creator>
    <meta:creation-date>2016-08-11T12:58:17.513141598</meta:creation-date>
    <dc:date>2016-08-11T16:59:53.024250482</dc:date>
    <dc:creator>Anool Mahidharia</dc:creator>
    <meta:editing-duration>PT5M54S</meta:editing-duration>
    <meta:editing-cycles>3</meta:editing-cycles>
    <meta:generator>LibreOffice/5.1.4.2$Linux_X86_64 LibreOffice_project/10m0$Build-2</meta:generator>
    <meta:document-statistic meta:object-count="17"/>
  </office:meta>
</office:document-meta>
</file>